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7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quential" table:style-name="ta1">
        <table:shapes>
          <draw:frame draw:z-index="0" draw:style-name="gr1" draw:text-style-name="P1" svg:width="453.51pt" svg:height="255.09pt" svg:x="352.63pt" svg:y="12.67pt">
            <draw:object draw:notify-on-update-of-ranges="Sequential.A2:Sequential.A2 Sequential.A3:Sequential.A8 Sequential.B2:Sequential.B2 Sequential.B3:Sequential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 clients</text:p>
          </table:table-cell>
          <table:table-cell office:value-type="string" calcext:value-type="string">
            <text:p>T execució</text:p>
          </table:table-cell>
          <table:table-cell office:value-type="string" calcext:value-type="string">
            <text:p>concurrència</text:p>
          </table:table-cell>
          <table:table-cell office:value-type="string" calcext:value-type="string">
            <text:p>n missatges per clien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9" calcext:value-type="float">
            <text:p>100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33" calcext:value-type="float">
            <text:p>103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41" calcext:value-type="float">
            <text:p>104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17" calcext:value-type="float">
            <text:p>1217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49" calcext:value-type="float">
            <text:p>1249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Unbounded" table:style-name="ta1">
        <table:shapes>
          <draw:frame draw:z-index="0" draw:style-name="gr1" draw:text-style-name="P1" svg:width="453.51pt" svg:height="255.09pt" svg:x="352.63pt" svg:y="12.67pt">
            <draw:object draw:notify-on-update-of-ranges="Unbounded.A3:Unbounded.A11 Unbounded.B2:Unbounded.B2 Unbounded.B3:Unbounded.B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 clients</text:p>
          </table:table-cell>
          <table:table-cell office:value-type="string" calcext:value-type="string">
            <text:p>T execució</text:p>
          </table:table-cell>
          <table:table-cell office:value-type="string" calcext:value-type="string">
            <text:p>concurrència</text:p>
          </table:table-cell>
          <table:table-cell office:value-type="string" calcext:value-type="string">
            <text:p>n missatges per clien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21" calcext:value-type="float">
            <text:p>1021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26" calcext:value-type="float">
            <text:p>1226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22" calcext:value-type="float">
            <text:p>102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Bounded" table:style-name="ta1">
        <table:shapes>
          <draw:frame draw:z-index="0" draw:style-name="gr1" draw:text-style-name="P1" svg:width="453.51pt" svg:height="255.09pt" svg:x="328.96pt" svg:y="25.63pt">
            <draw:object draw:notify-on-update-of-ranges="Bounded.A3:Bounded.A11 Bounded.A2:Bounded.A2 Bounded.B3:Bounded.B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 clients</text:p>
          </table:table-cell>
          <table:table-cell office:value-type="string" calcext:value-type="string">
            <text:p>T execució</text:p>
          </table:table-cell>
          <table:table-cell office:value-type="string" calcext:value-type="string">
            <text:p>concurrència</text:p>
          </table:table-cell>
          <table:table-cell office:value-type="string" calcext:value-type="string">
            <text:p>n missatges per clien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28" calcext:value-type="float">
            <text:p>1028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17" calcext:value-type="float">
            <text:p>1017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22" calcext:value-type="float">
            <text:p>122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21" calcext:value-type="float">
            <text:p>1221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18" calcext:value-type="float">
            <text:p>1418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 calcext:value-type="string">
            <text:p>Boundary: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table table:name="threads" table:style-name="ta1">
        <table:shapes>
          <draw:frame draw:z-index="0" draw:style-name="gr1" draw:text-style-name="P1" svg:width="453.51pt" svg:height="255.09pt" svg:x="352.63pt" svg:y="12.67pt">
            <draw:object draw:notify-on-update-of-ranges="threads.A3:threads.A11 threads.B2:threads.B2 threads.B3:threads.B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 clients</text:p>
          </table:table-cell>
          <table:table-cell office:value-type="string" calcext:value-type="string">
            <text:p>T execució</text:p>
          </table:table-cell>
          <table:table-cell office:value-type="string" calcext:value-type="string">
            <text:p>concurrència</text:p>
          </table:table-cell>
          <table:table-cell office:value-type="string" calcext:value-type="string">
            <text:p>n missatges per clien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24" calcext:value-type="float">
            <text:p>1024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27" calcext:value-type="float">
            <text:p>1027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21" calcext:value-type="float">
            <text:p>102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0:42:01.708368962</meta:creation-date>
    <dc:date>2018-12-10T11:28:34.592106471</dc:date>
    <meta:editing-duration>PT14M31S</meta:editing-duration>
    <meta:editing-cycles>3</meta:editing-cycles>
    <meta:generator>LibreOffice/6.0.3.2$Linux_X86_64 LibreOffice_project/00m0$Build-2</meta:generator>
    <meta:document-statistic meta:table-count="4" meta:cell-count="15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-0.001cm" svg:y="0cm" style:legend-expansion="custom" chartooo:width="16cm" chartooo:height="9cm" style:legend-expansion-aspect-ratio="1.77777777777778" chart:style-name="ch2"/>
        <chart:plot-area chart:style-name="ch3" table:cell-range-address="Sequential.A2:Sequential.B8" chart:data-source-has-labels="both" svg:x="0.32cm" svg:y="0.18cm" svg:width="15.36cm" svg:height="8.64cm">
          <chartooo:coordinate-region svg:x="1.127cm" svg:y="0.34cm" svg:width="14.182cm" svg:height="7.912cm"/>
          <chart:axis chart:dimension="x" chart:name="primary-x" chart:style-name="ch4" chartooo:axis-type="auto">
            <chartooo:date-scale/>
            <chart:categories table:cell-range-address="Sequential.A3:Sequential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equential.B3:Sequential.B8" chart:label-cell-address="Sequential.B2:Sequential.B2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execució</text:p>
                <draw:g>
                  <svg:desc>Sequential.B2:Sequential.B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equential.A3:Sequential.A8</svg:desc>
                </draw:g>
              </table:table-cell>
              <table:table-cell office:value-type="float" office:value="7">
                <text:p>7</text:p>
                <draw:g>
                  <svg:desc>Sequential.B3:Sequential.B8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49">
                <text:p>12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-0.001cm" svg:y="0cm" style:legend-expansion="custom" chartooo:width="16cm" chartooo:height="9cm" style:legend-expansion-aspect-ratio="1.77777777777778" chart:style-name="ch2"/>
        <chart:plot-area chart:style-name="ch3" table:cell-range-address="Unbounded.A2:Unbounded.B11" chart:data-source-has-labels="both" svg:x="0.32cm" svg:y="0.18cm" svg:width="15.36cm" svg:height="8.64cm">
          <chartooo:coordinate-region svg:x="1.127cm" svg:y="0.34cm" svg:width="14.181cm" svg:height="7.912cm"/>
          <chart:axis chart:dimension="x" chart:name="primary-x" chart:style-name="ch4" chartooo:axis-type="auto">
            <chartooo:date-scale/>
            <chart:categories table:cell-range-address="Unbounded.A3:Unbounded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Unbounded.B3:Unbounded.B11" chart:label-cell-address="Unbounded.B2:Unbounded.B2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execució</text:p>
                <draw:g>
                  <svg:desc>Unbounded.B2:Unbounded.B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Unbounded.A3:Unbounded.A11</svg:desc>
                </draw:g>
              </table:table-cell>
              <table:table-cell office:value-type="float" office:value="5">
                <text:p>5</text:p>
                <draw:g>
                  <svg:desc>Unbounded.B3:Unbounded.B11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2">
                <text:p>10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-0.001cm" svg:y="0cm" style:legend-expansion="custom" chartooo:width="16cm" chartooo:height="9cm" style:legend-expansion-aspect-ratio="1.77777777777778" chart:style-name="ch2"/>
        <chart:plot-area chart:style-name="ch3" table:cell-range-address="Bounded.A2:Bounded.A11 Bounded.B3:Bounded.B11" chart:data-source-has-labels="both" svg:x="0.32cm" svg:y="0.18cm" svg:width="15.36cm" svg:height="8.64cm">
          <chartooo:coordinate-region svg:x="1.127cm" svg:y="0.34cm" svg:width="14.181cm" svg:height="7.912cm"/>
          <chart:axis chart:dimension="x" chart:name="primary-x" chart:style-name="ch4" chartooo:axis-type="auto">
            <chartooo:date-scale/>
            <chart:categories table:cell-range-address="Bounded.A3:Bounded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ounded.B3:Bounded.B11" chart:label-cell-address="Bounded.A2:Bounded.A2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 clients</text:p>
                <draw:g>
                  <svg:desc>Bounded.A2:Bounded.A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Bounded.A3:Bounded.A11</svg:desc>
                </draw:g>
              </table:table-cell>
              <table:table-cell office:value-type="float" office:value="6">
                <text:p>6</text:p>
                <draw:g>
                  <svg:desc>Bounded.B3:Bounded.B11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418">
                <text:p>14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-0.001cm" svg:y="0cm" style:legend-expansion="custom" chartooo:width="16cm" chartooo:height="9cm" style:legend-expansion-aspect-ratio="1.77777777777778" chart:style-name="ch2"/>
        <chart:plot-area chart:style-name="ch3" table:cell-range-address="threads.A2:threads.B11" chart:data-source-has-labels="both" svg:x="0.32cm" svg:y="0.18cm" svg:width="15.36cm" svg:height="8.64cm">
          <chartooo:coordinate-region svg:x="1.127cm" svg:y="0.34cm" svg:width="14.181cm" svg:height="7.912cm"/>
          <chart:axis chart:dimension="x" chart:name="primary-x" chart:style-name="ch4" chartooo:axis-type="auto">
            <chartooo:date-scale/>
            <chart:categories table:cell-range-address="threads.A3:threads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hreads.B3:threads.B11" chart:label-cell-address="threads.B2:threads.B2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execució</text:p>
                <draw:g>
                  <svg:desc>threads.B2:threads.B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threads.A3:threads.A11</svg:desc>
                </draw:g>
              </table:table-cell>
              <table:table-cell office:value-type="float" office:value="3">
                <text:p>3</text:p>
                <draw:g>
                  <svg:desc>threads.B3:threads.B11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1">
                <text:p>102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